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officeooo:rsid="00013333" officeooo:paragraph-rsid="00013333" style:font-size-asian="18pt" style:font-size-complex="18pt"/>
    </style:style>
    <style:style style:name="P2" style:family="paragraph" style:parent-style-name="Standard">
      <style:paragraph-properties fo:text-align="center" style:justify-single-word="false" fo:break-before="page"/>
      <style:text-properties fo:font-size="18pt" fo:language="fr" fo:country="FR" officeooo:rsid="00013333" officeooo:paragraph-rsid="0003a6a7" style:font-size-asian="18pt" style:font-size-complex="18pt"/>
    </style:style>
    <style:style style:name="P3" style:family="paragraph" style:parent-style-name="Standard">
      <style:paragraph-properties fo:text-align="center" style:justify-single-word="false"/>
      <style:text-properties fo:font-size="18pt" fo:language="fr" fo:country="FR" officeooo:rsid="00013333" officeooo:paragraph-rsid="0003a6a7" style:font-size-asian="18pt" style:font-size-complex="18pt"/>
    </style:style>
    <style:style style:name="P4" style:family="paragraph" style:parent-style-name="Standard">
      <style:paragraph-properties fo:text-align="start" style:justify-single-word="false"/>
      <style:text-properties fo:font-size="18pt" fo:language="fr" fo:country="FR" style:text-underline-style="none" officeooo:rsid="000848fd" officeooo:paragraph-rsid="000848fd" style:font-size-asian="15.75pt" style:font-size-complex="18pt"/>
    </style:style>
    <style:style style:name="P5" style:family="paragraph" style:parent-style-name="Standard">
      <style:paragraph-properties fo:text-align="start" style:justify-single-word="false"/>
      <style:text-properties fo:font-size="12pt" fo:language="fr" fo:country="FR" officeooo:rsid="00013333" officeooo:paragraph-rsid="00013333" style:font-size-asian="10.5pt" style:font-size-complex="12pt"/>
    </style:style>
    <style:style style:name="P6" style:family="paragraph" style:parent-style-name="Standard">
      <style:paragraph-properties fo:text-align="start" style:justify-single-word="false"/>
      <style:text-properties fo:font-size="12pt" fo:language="fr" fo:country="FR" officeooo:rsid="0001cac1" officeooo:paragraph-rsid="0001cac1" style:font-size-asian="10.5pt" style:font-size-complex="12pt"/>
    </style:style>
    <style:style style:name="P7" style:family="paragraph" style:parent-style-name="Standard">
      <style:paragraph-properties fo:text-align="start" style:justify-single-word="false"/>
      <style:text-properties fo:font-size="12pt" fo:language="fr" fo:country="FR" officeooo:rsid="0001cac1" officeooo:paragraph-rsid="00028252" style:font-size-asian="10.5pt" style:font-size-complex="12pt"/>
    </style:style>
    <style:style style:name="P8" style:family="paragraph" style:parent-style-name="Standard">
      <style:paragraph-properties fo:text-align="start" style:justify-single-word="false"/>
      <style:text-properties fo:font-size="12pt" fo:language="fr" fo:country="FR" officeooo:rsid="0001cac1" officeooo:paragraph-rsid="0007a981" style:font-size-asian="10.5pt" style:font-size-complex="12pt"/>
    </style:style>
    <style:style style:name="P9" style:family="paragraph" style:parent-style-name="Standard">
      <style:paragraph-properties fo:text-align="start" style:justify-single-word="false"/>
      <style:text-properties fo:font-size="12pt" fo:language="fr" fo:country="FR" officeooo:rsid="00028252" officeooo:paragraph-rsid="0007a981" style:font-size-asian="10.5pt" style:font-size-complex="12pt"/>
    </style:style>
    <style:style style:name="P10" style:family="paragraph" style:parent-style-name="Standard">
      <style:paragraph-properties fo:text-align="start" style:justify-single-word="false"/>
      <style:text-properties fo:font-size="12pt" fo:language="fr" fo:country="FR" officeooo:rsid="00055536" officeooo:paragraph-rsid="00055536" style:font-size-asian="10.5pt" style:font-size-complex="12pt"/>
    </style:style>
    <style:style style:name="P11" style:family="paragraph" style:parent-style-name="Standard">
      <style:paragraph-properties fo:text-align="start" style:justify-single-word="false"/>
      <style:text-properties fo:font-size="12pt" fo:language="fr" fo:country="FR" officeooo:rsid="0007a981" officeooo:paragraph-rsid="0007a981" style:font-size-asian="10.5pt" style:font-size-complex="12pt"/>
    </style:style>
    <style:style style:name="P12"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1cac1" officeooo:paragraph-rsid="0001cac1" style:font-size-asian="10.5pt" style:font-size-complex="12pt"/>
    </style:style>
    <style:style style:name="P13"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1cac1" officeooo:paragraph-rsid="0007a981" style:font-size-asian="10.5pt" style:font-size-complex="12pt"/>
    </style:style>
    <style:style style:name="P14"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28252" officeooo:paragraph-rsid="00028252" style:font-size-asian="10.5pt" style:font-size-complex="12pt"/>
    </style:style>
    <style:style style:name="P15"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28252" officeooo:paragraph-rsid="0005b917" style:font-size-asian="10.5pt" style:font-size-complex="12pt"/>
    </style:style>
    <style:style style:name="P16"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28252" officeooo:paragraph-rsid="0005f7e0" style:font-size-asian="10.5pt" style:font-size-complex="12pt"/>
    </style:style>
    <style:style style:name="P17"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28252" officeooo:paragraph-rsid="0007a981" style:font-size-asian="10.5pt" style:font-size-complex="12pt"/>
    </style:style>
    <style:style style:name="P18"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7a981" officeooo:paragraph-rsid="0007a981" style:font-size-asian="10.5pt" style:font-size-complex="12pt"/>
    </style:style>
    <style:style style:name="P19" style:family="paragraph" style:parent-style-name="Standard">
      <style:paragraph-properties fo:text-align="start" style:justify-single-word="false"/>
      <style:text-properties fo:font-size="12pt" fo:language="fr" fo:country="FR" style:text-underline-style="none" officeooo:rsid="00028252" officeooo:paragraph-rsid="0005b917" style:font-size-asian="10.5pt" style:font-size-complex="12pt"/>
    </style:style>
    <style:style style:name="P20" style:family="paragraph" style:parent-style-name="Standard">
      <style:paragraph-properties fo:text-align="start" style:justify-single-word="false"/>
      <style:text-properties fo:font-size="12pt" fo:language="fr" fo:country="FR" style:text-underline-style="none" officeooo:rsid="00028252" officeooo:paragraph-rsid="0007a981" style:font-size-asian="10.5pt" style:font-size-complex="12pt"/>
    </style:style>
    <style:style style:name="P21" style:family="paragraph" style:parent-style-name="Standard">
      <style:paragraph-properties fo:text-align="start" style:justify-single-word="false"/>
      <style:text-properties fo:font-size="12pt" fo:language="fr" fo:country="FR" style:text-underline-style="none" officeooo:rsid="0005f7e0" officeooo:paragraph-rsid="0005f7e0" style:font-size-asian="10.5pt" style:font-size-complex="12pt"/>
    </style:style>
    <style:style style:name="P22" style:family="paragraph" style:parent-style-name="Standard">
      <style:paragraph-properties fo:text-align="start" style:justify-single-word="false"/>
      <style:text-properties fo:font-size="12pt" fo:language="fr" fo:country="FR" style:text-underline-style="none" officeooo:rsid="0007a981" officeooo:paragraph-rsid="0007a981" style:font-size-asian="10.5pt" style:font-size-complex="12pt"/>
    </style:style>
    <style:style style:name="P23" style:family="paragraph" style:parent-style-name="Standard">
      <style:paragraph-properties fo:text-align="start" style:justify-single-word="false"/>
      <style:text-properties fo:font-size="12pt" fo:language="fr" fo:country="FR" style:text-underline-style="none" officeooo:rsid="000848fd" officeooo:paragraph-rsid="000848fd" style:font-size-asian="12pt" style:font-size-complex="12pt"/>
    </style:style>
    <style:style style:name="P24" style:family="paragraph" style:parent-style-name="Standard">
      <style:paragraph-properties fo:text-align="start" style:justify-single-word="false"/>
      <style:text-properties fo:font-size="12pt" fo:language="fr" fo:country="FR" officeooo:rsid="0007a981" officeooo:paragraph-rsid="0007a981" style:font-size-asian="12pt" style:font-size-complex="12pt"/>
    </style:style>
    <style:style style:name="P25" style:family="paragraph" style:parent-style-name="Standard">
      <style:paragraph-properties fo:text-align="start" style:justify-single-word="false"/>
      <style:text-properties fo:language="fr" fo:country="FR" officeooo:paragraph-rsid="00013333"/>
    </style:style>
    <style:style style:name="P26" style:family="paragraph" style:parent-style-name="Standard">
      <style:paragraph-properties fo:text-align="start" style:justify-single-word="false"/>
      <style:text-properties style:font-name="Liberation Serif1" fo:font-size="12pt" fo:language="fr" fo:country="FR" officeooo:rsid="0001cac1" officeooo:paragraph-rsid="0001cac1" style:font-size-asian="10.5pt" style:font-size-complex="12pt"/>
    </style:style>
    <style:style style:name="P27" style:family="paragraph" style:parent-style-name="Standard">
      <style:paragraph-properties fo:text-align="start" style:justify-single-word="false"/>
      <style:text-properties fo:font-size="16pt" fo:language="fr" fo:country="FR" style:text-underline-style="solid" style:text-underline-width="auto" style:text-underline-color="font-color" officeooo:rsid="0001cac1" officeooo:paragraph-rsid="0001cac1" style:font-size-asian="16pt" style:font-size-complex="16pt"/>
    </style:style>
    <style:style style:name="P28" style:family="paragraph" style:parent-style-name="Standard">
      <style:paragraph-properties fo:text-align="start" style:justify-single-word="false"/>
      <style:text-properties fo:font-size="16pt" fo:language="fr" fo:country="FR" style:text-underline-style="solid" style:text-underline-width="auto" style:text-underline-color="font-color" officeooo:rsid="0001cac1" officeooo:paragraph-rsid="0005b917" style:font-size-asian="16pt" style:font-size-complex="16pt"/>
    </style:style>
    <style:style style:name="P29" style:family="paragraph" style:parent-style-name="Standard">
      <style:paragraph-properties fo:text-align="start" style:justify-single-word="false"/>
      <style:text-properties fo:font-size="16pt" fo:language="fr" fo:country="FR" style:text-underline-style="solid" style:text-underline-width="auto" style:text-underline-color="font-color" officeooo:rsid="0001cac1" officeooo:paragraph-rsid="0005f7e0" style:font-size-asian="16pt" style:font-size-complex="16pt"/>
    </style:style>
    <style:style style:name="P30" style:family="paragraph" style:parent-style-name="Standard">
      <style:paragraph-properties fo:text-align="start" style:justify-single-word="false"/>
      <style:text-properties fo:font-size="16pt" fo:language="fr" fo:country="FR" style:text-underline-style="solid" style:text-underline-width="auto" style:text-underline-color="font-color" officeooo:rsid="0001cac1" officeooo:paragraph-rsid="0007a981" style:font-size-asian="16pt" style:font-size-complex="16pt"/>
    </style:style>
    <style:style style:name="T1" style:family="text">
      <style:text-properties fo:font-size="12pt" officeooo:rsid="00013333" style:font-size-asian="10.5pt" style:font-size-complex="12pt"/>
    </style:style>
    <style:style style:name="T2" style:family="text">
      <style:text-properties fo:font-weight="normal" style:font-weight-asian="normal" style:font-weight-complex="normal"/>
    </style:style>
    <style:style style:name="T3" style:family="text">
      <style:text-properties officeooo:rsid="00028252"/>
    </style:style>
    <style:style style:name="T4" style:family="text">
      <style:text-properties officeooo:rsid="0003a6a7"/>
    </style:style>
    <style:style style:name="T5" style:family="text">
      <style:text-properties officeooo:rsid="0005b917"/>
    </style:style>
    <style:style style:name="T6" style:family="text">
      <style:text-properties officeooo:rsid="0005f7e0"/>
    </style:style>
    <style:style style:name="T7" style:family="text">
      <style:text-properties officeooo:rsid="0006fde0"/>
    </style:style>
    <style:style style:name="T8" style:family="text">
      <style:text-properties officeooo:rsid="0007a981"/>
    </style:style>
    <style:style style:name="T9" style:family="text">
      <style:text-properties style:text-underline-style="solid" style:text-underline-width="auto" style:text-underline-color="font-color"/>
    </style:style>
    <style:style style:name="T10" style:family="text">
      <style:text-properties officeooo:rsid="000848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Interface - Rapport 08/03</text:p>
      <text:p text:style-name="P25"><text:span text:style-name="T1"/></text:p>
      <text:p text:style-name="P25"><text:span text:style-name="T1">SAVARY </text:span><text:span text:style-name="T2">É</text:span><text:span text:style-name="T1">olyne</text:span></text:p>
      <text:p text:style-name="P5">AYORA DUARTE Francisco</text:p>
      <text:p text:style-name="P5">LABOURET Lucas</text:p>
      <text:p text:style-name="P5"/>
      <text:p text:style-name="P26"/>
      <text:p text:style-name="P12">4 pages principales :</text:p>
      <text:p text:style-name="P6">- Planning des tâches</text:p>
      <text:p text:style-name="P6">- Espèces de plantes</text:p>
      <text:p text:style-name="P6">- Spécimen de plantes</text:p>
      <text:p text:style-name="P6">- Galerie</text:p>
      <text:p text:style-name="P6"/>
      <text:p text:style-name="P27">Planning <text:span text:style-name="T3">des tâches </text:span>:</text:p>
      <text:p text:style-name="P12"/>
      <text:p text:style-name="P14">Fonctionnalités :</text:p>
      <text:p text:style-name="P7">- <text:span text:style-name="T3">Ajouter <text:s/>tâches(/sous -tâches)</text:span></text:p>
      <text:p text:style-name="P7">- <text:span text:style-name="T3">Modifier <text:s/>tâches</text:span></text:p>
      <text:p text:style-name="P7">- <text:span text:style-name="T3">Supprimer <text:s/>tâches</text:span></text:p>
      <text:p text:style-name="P7">- <text:span text:style-name="T3">(Dé)cocher <text:s/>tâches</text:span></text:p>
      <text:p text:style-name="P7">- <text:span text:style-name="T3">Lire description <text:s/>tâches</text:span></text:p>
      <text:p text:style-name="P7">- <text:span text:style-name="T3">Accéder aux spécimens/espèces concernés par la <text:s/>tâches</text:span></text:p>
      <text:p text:style-name="P7"/>
      <text:p text:style-name="P14">Organisation :</text:p>
      <text:p text:style-name="P10">- En haut à droite : Indication usage des clics</text:p>
      <text:p text:style-name="P10">- En haut au milieu : bouton « ajouter tâche » et « modifier tâche»</text:p>
      <text:p text:style-name="P10">- <text:span text:style-name="T5">A gauche : Liste de mois, pour chaque mois liste de jours, pour chaque jour liste de tâches, pour chaque tâche liste de sous tâche… Les listes mois et jours sont déroulable, seul le premier mois déroulé par défaut, tous les jours sont enroulés par défaut.</text:span></text:p>
      <text:p text:style-name="P10">-<text:span text:style-name="T5">A gauche de chaque tâches cases cliquable</text:span></text:p>
      <text:p text:style-name="P10"/>
      <text:p text:style-name="P11">(photos)</text:p>
      <text:p text:style-name="P10"/>
      <text:p text:style-name="P28"><text:span text:style-name="T5">Espèce de plante</text:span><text:span text:style-name="T3"> </text:span>:</text:p>
      <text:p text:style-name="P28"/>
      <text:p text:style-name="P15">Fonctionnalités :</text:p>
      <text:p text:style-name="P19">- <text:span text:style-name="T6">Mettre en favoris</text:span></text:p>
      <text:p text:style-name="P19">- <text:span text:style-name="T6">Changer l’image de profil</text:span></text:p>
      <text:p text:style-name="P19">- <text:span text:style-name="T6">Modifier le nom de l’espèce</text:span></text:p>
      <text:p text:style-name="P19">- <text:span text:style-name="T6">Modifier les conditions optimales d’entretien</text:span></text:p>
      <text:p text:style-name="P19">- <text:span text:style-name="T6">Modifier les notes</text:span></text:p>
      <text:p text:style-name="P19">- <text:span text:style-name="T6">Accéder à la galerie de l’espèce</text:span></text:p>
      <text:p text:style-name="P19">- <text:span text:style-name="T6">Ajouter un spécimen</text:span></text:p>
      <text:p text:style-name="P19">- <text:span text:style-name="T6">Attribuer une tâche</text:span></text:p>
      <text:p text:style-name="P19">- <text:span text:style-name="T6">Rechercher un spécimen de l’espèce par son nom/statut</text:span></text:p>
      <text:p text:style-name="P19">- <text:span text:style-name="T6">Accéder à une page spécimen</text:span></text:p>
      <text:p text:style-name="P19"/>
      <text:p text:style-name="P16">Organisation :</text:p>
      <text:p text:style-name="P21">Voir photo</text:p>
      <text:p text:style-name="P21"/>
      <text:p text:style-name="P29"><text:soft-page-break/><text:span text:style-name="T6">Spécimen</text:span><text:span text:style-name="T5"> de plante</text:span><text:span text:style-name="T3"> </text:span>:</text:p>
      <text:p text:style-name="P29"/>
      <text:p text:style-name="P16">Fonctionnalités :</text:p>
      <text:p text:style-name="P21">-Ajouter une photo</text:p>
      <text:p text:style-name="P21">-Accéder à la galerie du spécimen</text:p>
      <text:p text:style-name="P21">-Accéder au journal du spécimen (historique des mesures)</text:p>
      <text:p text:style-name="P21">-Attribuer une tâche au spécimen</text:p>
      <text:p text:style-name="P21">-Ajouter des mesure au spécimen</text:p>
      <text:p text:style-name="P21">-Ajouter des types de mesures (qui sont ajoutés à toute l’espèce<text:span text:style-name="T7">)-</text:span></text:p>
      <text:p text:style-name="P21">-Passer en mode édition :</text:p>
      <text:p text:style-name="P21"><text:tab/>- Nom</text:p>
      <text:p text:style-name="P21"><text:tab/>- Espèce</text:p>
      <text:p text:style-name="P21"><text:tab/>- Image de profil</text:p>
      <text:p text:style-name="P21"><text:tab/>- Date de plantation</text:p>
      <text:p text:style-name="P21"><text:tab/>- Note sur le spécimen</text:p>
      <text:p text:style-name="P21"><text:tab/>- Note d’entretien</text:p>
      <text:p text:style-name="P21"/>
      <text:p text:style-name="P18">Organisation :</text:p>
      <text:p text:style-name="P22">(photos)</text:p>
      <text:p text:style-name="P22"/>
      <text:p text:style-name="P30"><text:span text:style-name="T8">Galerie </text:span>:</text:p>
      <text:p text:style-name="P13"/>
      <text:p text:style-name="P17">Fonctionnalités :</text:p>
      <text:p text:style-name="P20">- <text:span text:style-name="T10">Afficher toutes les photos de tous les spécimens</text:span></text:p>
      <text:p text:style-name="P22">- Rechercher par espèce/spécimen</text:p>
      <text:p text:style-name="P22">- Accéder à un spécimen en cliquant sur <text:span text:style-name="T10">une de ses</text:span> photo<text:span text:style-name="T10">s</text:span></text:p>
      <text:p text:style-name="P8"/>
      <text:p text:style-name="P9"><text:span text:style-name="T9">Organisation :</text:span></text:p>
      <text:p text:style-name="P22">(photos)</text:p>
      <text:p text:style-name="P22"/>
      <text:p text:style-name="P4">Retours utilisateur sur le schéma papier</text:p>
      <text:p text:style-name="P23"/>
      <text:p text:style-name="P23">Profils :</text:p>
      <text:p text:style-name="P23">- Un est jardinier du dimanche</text:p>
      <text:p text:style-name="P23">- Un a des connaissance mais ne jardine pas</text:p>
      <text:p text:style-name="P23">- Un n’a aucune connaissance</text:p>
      <text:p text:style-name="P23"/>
      <text:p text:style-name="P23">Suggestion :</text:p>
      <text:p text:style-name="P23">- Ajout d’un champs « localisation » dans les spécimens</text:p>
      <text:p text:style-name="P23">- Bouton spécimens suivant/précédent dans la page d’un spécimen</text:p>
      <text:p text:style-name="P23">- Bouton « ajout mesure » à côté des dernières mesures plutôt qu’à côté des mesures moyennes</text:p>
      <text:p text:style-name="P23">- Ajouter calendrier pour sélectionner les dates</text:p>
      <text:p text:style-name="P23">- Ajouter une date de mort aux spécimens</text:p>
      <text:p text:style-name="P2">Projet Interface – <text:span text:style-name="T4">Compte-rendu</text:span> 08/03</text:p>
      <text:p text:style-name="P3"/>
      <text:p text:style-name="P24">Essayer de gagné en espace/lisibilité, résumer notamment en retirant des boutons</text:p>
      <text:p text:style-name="P24">Exemple : </text:p>
      <text:p text:style-name="P24"><text:span text:style-name="T7">- Trans</text:span>f<text:span text:style-name="T7">ormer certain boutons en effet de hover</text:span></text:p>
      <text:p text:style-name="P24">- Regrouper affichage/édi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5:51:59.253335191</meta:creation-date>
    <dc:date>2024-03-08T17:48:59.175210274</dc:date>
    <meta:editing-duration>PT10M7S</meta:editing-duration>
    <meta:editing-cycles>1</meta:editing-cycles>
    <meta:document-statistic meta:table-count="0" meta:image-count="0" meta:object-count="0" meta:page-count="3" meta:paragraph-count="77" meta:word-count="421" meta:character-count="2444" meta:non-whitespace-character-count="2086"/>
    <meta:generator>LibreOffice/7.3.7.2$Linux_X86_64 LibreOffice_project/30$Build-2</meta:generator>
  </office:meta>
</office:document-meta>
</file>